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bbbac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отличие от Nokian покрышки Michelin создают меньше шума. Они разработаны специально для скоростной езды по зимним трассам.<office:annotation><dc:creator>&lt;анонимный&gt;</dc:creator><dc:date>2017-11-21T16:54:54</dc:date><text:p text:style-name="P2"><text:span text:style-name="T1">No text comment</text:span></text:p></office:annotation> К примеру, тормозной путь по снегу составляет в среднем 16 м на скорости 40 км/ч, а время разгона до той же скорости — около 5 секунд. Однако управлять автомобилем с шинами Michelin на льду сложнее, чем на снег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S</meta:editing-duration>
    <meta:editing-cycles>3</meta:editing-cycles>
    <meta:generator>LibreOffice/5.1.1.3$Windows_X86_64 LibreOffice_project/89f508ef3ecebd2cfb8e1def0f0ba9a803b88a6d</meta:generator>
    <dc:date>2017-11-21T16:55:04.179000000</dc:date>
    <meta:document-statistic meta:table-count="0" meta:image-count="0" meta:object-count="0" meta:page-count="1" meta:paragraph-count="1" meta:word-count="55" meta:character-count="337" meta:non-whitespace-character-count="282"/>
    <meta:user-defined meta:name="Info 1"/>
    <meta:user-defined meta:name="Info 2"/>
    <meta:user-defined meta:name="Info 3"/>
    <meta:user-defined meta:name="Info 4"/>
  </office:meta>
</office:document-meta>
</file>